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vg:panose-1="0 0 0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 fo:font-weight="bold" style:font-weight-asian="bold" style:font-weight-complex="bold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</office:automatic-styles>
  <office:body>
    <office:text text:use-soft-page-breaks="true">
      <text:p text:style-name="P1"># SHAPEAI WEB DEV BOOTCAMP</text:p>
      <text:p text:style-name="P2">Hi I made this project during the 7 Days Free Bootcamp, conducted by &lt;b&gt; SHAPEAI</text:p>
      <text:p text:style-name="P3">&lt;/b&gt;.</text:p>
      <text:p text:style-name="P4">The instructor during the session was Mr. Shaurya Sinha (Data Analyst Intern at Jio). I got to</text:p>
      <text:p text:style-name="P5">learn a lot during these 7 days and it was an amazing experience learning with SHAPEAI.</text:p>
      <text:p text:style-name="P6">&lt;br&gt;&lt;br&gt;Here's the link for you to watch the sessions as well&lt;br&gt;</text:p>
      <text:p text:style-name="P7">&lt;a href="https://youtube.com/playlist?list=PL7zl8TDRnbun7K0fECtSMCI2hOCgLBy9a"&gt; &lt;img src="https://github.com/ShapeAI/PYTHON-AND-DATA-ANALYTICS/blob/main/WebD%20poster.png"&gt; &lt;/a&gt;</text:p>
      <text:p text:style-name="P8">&lt;br&gt;I got to have hands on experience on:</text:p>
      <text:p text:style-name="P9">&lt;li&gt;HTML</text:p>
      <text:p text:style-name="P10">&lt;li&gt;CSS</text:p>
      <text:p text:style-name="P11">&lt;br&gt;during these 7 days, and everything was explained from the very basics so that</text:p>
      <text:p text:style-name="P12">anyone with zero experience on programming can learn.</text:p>
      <text:p text:style-name="P13">I enjoyed these 7 days, you can as well. To register for next free 7 days bootcamp, visit:</text:p>
      <text:p text:style-name="P14">www.shapeai.tech</text:p>
      <text:p text:style-name="P15">or follow SHAPEAI on:</text:p>
      <text:p text:style-name="P16">&lt;li&gt;&lt;a href=</text:p>
      <text:p text:style-name="P17">"https://in.linkedin.com/company/shapeai"&gt;LinkedIn&lt;/a&gt;</text:p>
      <text:p text:style-name="P18">&lt;li&gt;&lt;a href=</text:p>
      <text:p text:style-name="P19">"https://www.instagram.com/shape.ai/?hl=en"&gt;Instagram&lt;/a&gt;</text:p>
      <text:p text:style-name="P20">&lt;li&gt;&lt;a</text:p>
      <text:p text:style-name="P21">href=</text:p>
      <text:p text:style-name="P22">"https://www.youtube.com/channel/UCTUvDLTW9meuDXWcbmISPdA"&gt;YouTu</text:p>
      <text:p text:style-name="P23">be&lt;/a&gt;</text:p>
      <text:p text:style-name="P24">&lt;li&gt;&lt;a href=</text:p>
      <text:p text:style-name="P25">"https://github.com/shapeai"&gt;GitHub&lt;/a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vg:panose-1="0 0 0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3555in" fo:margin-bottom="1in" fo:margin-right="1.356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yur Kapadiya</meta:initial-creator>
    <dc:creator>Mayur Kapadiya</dc:creator>
    <meta:creation-date>2021-04-28T02:40:00Z</meta:creation-date>
    <dc:date>2021-04-28T02:40:00Z</dc:date>
    <meta:template xlink:href="Normal.dotm" xlink:type="simple"/>
    <meta:editing-cycles>4</meta:editing-cycles>
    <meta:editing-duration>PT120S</meta:editing-duration>
    <meta:document-statistic meta:page-count="1" meta:paragraph-count="2" meta:word-count="170" meta:character-count="1143" meta:row-count="8" meta:non-whitespace-character-count="975"/>
  </office:meta>
</office:document-meta>
</file>